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11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93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93"/>
      <text:p text:style-name="P193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94">Dimecres <text:tab/>18/10/23</text:p>
      <text:p text:style-name="P86">Examen i solució d'examen.</text:p>
      <text:p text:style-name="P86"/>
      <text:p text:style-name="P86"/>
      <text:p text:style-name="P195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96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16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97"/>
      <text:p text:style-name="P197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98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99">D<text:span text:style-name="T21">imecres</text:span><text:tab/><text:span text:style-name="T27">01</text:span>/<text:span text:style-name="T23">11</text:span>/23</text:p>
      <text:p text:style-name="P113">Festiu Tots sants</text:p>
      <text:p text:style-name="P210"/>
      <text:p text:style-name="P210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12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13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14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15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00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01"/>
      <text:p text:style-name="P202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03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04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05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06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06">D<text:span text:style-name="T21">imarts</text:span><text:tab/><text:tab/><text:span text:style-name="T49">16</text:span>/<text:span text:style-name="T47">01</text:span>/2<text:span text:style-name="T47">4</text:span></text:p>
      <text:p text:style-name="P189">Baixem al taller i desm<text:span text:style-name="T53">u</text:span>ntem un aire per identificar els components (compressor, vàlvula de 4 vies, capil·lars, tomes de conexió).</text:p>
      <text:p text:style-name="P187"/>
      <text:p text:style-name="P207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0">Comentem exercici 7.1 fins càlcul evaporador.</text:p>
      <text:p text:style-name="P188"/>
      <text:p text:style-name="P208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1">Comentem exercici 7.1 fins <text:span text:style-name="T54">selecció cos vàlvula i orifici</text:span>.</text:p>
      <text:p text:style-name="P209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2">Comentem exercici 7.1 <text:span text:style-name="T54">selecció orifici VET i exercicis 7.2 i 7.3.</text:span></text:p>
      <text:p text:style-name="P217"/>
      <text:p text:style-name="P220">D<text:span text:style-name="T21">illuns</text:span><text:tab/><text:tab/><text:span text:style-name="T55">22</text:span>/<text:span text:style-name="T47">01</text:span>/2<text:span text:style-name="T47">4</text:span></text:p>
      <text:p text:style-name="P218"><text:span text:style-name="T55">Baixem al taller i c</text:span>omentem <text:span text:style-name="T55">càrrega de envasos contenidors de gasos fluorats.</text:span></text:p>
      <text:p text:style-name="P219">Pes envàs buit 17,5 kg.</text:p>
      <text:p text:style-name="P219">Refrigerant R-410A → 500 g</text:p>
      <text:p text:style-name="P219">Refrigerant R-134a → 2,5 kg</text:p>
      <text:p text:style-name="P219">Pesam envasos, identifiquem el refrigerant mesurant la pressió de vapor (a 20 ºC: R-134<text:span text:style-name="T56">a</text:span> 4,7 bar, R-410A 13,4 bar).</text:p>
      <text:p text:style-name="P219">Treiem buit de equip a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3T08:16:17.192260834</dc:date>
    <meta:editing-duration>PT46M47S</meta:editing-duration>
    <meta:editing-cycles>75</meta:editing-cycles>
    <meta:document-statistic meta:table-count="0" meta:image-count="0" meta:object-count="2" meta:page-count="9" meta:paragraph-count="294" meta:word-count="1238" meta:character-count="8563" meta:non-whitespace-character-count="7555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